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4.6028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0.8681in"/>
    </style:style>
    <style:style style:name="Table4.B" style:family="table-column">
      <style:table-column-properties style:column-width="0.7431in"/>
    </style:style>
    <style:style style:name="Table4.C" style:family="table-column">
      <style:table-column-properties style:column-width="1.3688in"/>
    </style:style>
    <style:style style:name="Table4.D" style:family="table-column">
      <style:table-column-properties style:column-width="1.6229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" style:family="table">
      <style:table-properties style:width="5.9451in" fo:margin-left="0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0.4563in"/>
    </style:style>
    <style:style style:name="Table5.M" style:family="table-column">
      <style:table-column-properties style:column-width="0.4701in"/>
    </style:style>
    <style:style style:name="Table5.1" style:family="table-row">
      <style:table-row-properties style:min-row-height="0.5in" style:keep-together="true"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1" style:family="table">
      <style:table-properties style:width="3.7611in" fo:margin-left="0in" fo:margin-top="0in" fo:margin-bottom="0in" fo:break-before="auto" fo:break-after="auto" table:align="left" style:writing-mode="page"/>
    </style:style>
    <style:style style:name="Table1.A" style:family="table-column">
      <style:table-column-properties style:column-width="0.4701in"/>
    </style:style>
    <style:style style:name="Table1.1" style:family="table-row">
      <style:table-row-properties style:min-row-height="0.4542in" style:keep-together="true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2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2.A" style:family="table-column">
      <style:table-column-properties style:column-width="0.5382in"/>
    </style:style>
    <style:style style:name="Table2.1" style:family="table-row">
      <style:table-row-properties style:min-row-height="0.4542in" style:keep-together="true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3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3.A" style:family="table-column">
      <style:table-column-properties style:column-width="0.5382in"/>
    </style:style>
    <style:style style:name="Table3.1" style:family="table-row">
      <style:table-row-properties style:min-row-height="0.4542in" style:keep-together="true" fo:keep-together="auto"/>
    </style:style>
    <style:style style:name="Table3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P1" style:family="paragraph" style:parent-style-name="normal">
      <style:text-properties style:font-name="eXsE" fo:font-size="14pt" style:font-name-asian="eXsE1" style:font-size-asian="14pt" style:font-name-complex="eXsE1" style:font-size-complex="14pt"/>
    </style:style>
    <style:style style:name="P2" style:family="paragraph" style:parent-style-name="normal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3" style:family="paragraph" style:parent-style-name="normal">
      <style:text-properties style:font-name="DejaVu Sans" fo:font-size="12pt" style:text-underline-style="none" style:font-size-asian="12pt" style:font-size-complex="12pt"/>
    </style:style>
    <style:style style:name="P4" style:family="paragraph" style:parent-style-name="normal">
      <style:text-properties style:font-name="essiah1" fo:font-size="28pt" style:font-name-asian="essiah2" style:font-size-asian="28pt" style:font-name-complex="essiah2" style:font-size-complex="28pt"/>
    </style:style>
    <style:style style:name="P5" style:family="paragraph" style:parent-style-name="normal">
      <style:text-properties style:font-name="essiah1" fo:font-size="28pt" style:font-size-asian="28pt" style:font-size-complex="28pt"/>
    </style:style>
    <style:style style:name="P6" style:family="paragraph" style:parent-style-name="normal">
      <style:text-properties style:font-name="essiah1" fo:font-size="28pt" fo:font-weight="normal" style:font-name-asian="essiah2" style:font-size-asian="28pt" style:font-weight-asian="normal" style:font-name-complex="essiah2" style:font-size-complex="28pt" style:font-weight-complex="normal"/>
    </style:style>
    <style:style style:name="P7" style:family="paragraph" style:parent-style-name="normal">
      <style:text-properties style:font-name="essiah1" fo:font-size="28pt" style:text-underline-style="none" style:font-name-asian="essiah2" style:font-size-asian="28pt" style:font-name-complex="essiah2" style:font-size-complex="28pt"/>
    </style:style>
    <style:style style:name="P8" style:family="paragraph" style:parent-style-name="normal">
      <style:text-properties style:font-name="Bodoni 72" fo:font-size="12pt" style:font-size-asian="12pt" style:font-size-complex="12pt"/>
    </style:style>
    <style:style style:name="P9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10" style:family="paragraph" style:parent-style-name="normal">
      <style:text-properties style:font-name="Bodoni 72" fo:font-size="16pt" style:text-underline-style="none" style:font-name-asian="essiah2" style:font-size-asian="16pt" style:font-name-complex="essiah2" style:font-size-complex="16pt"/>
    </style:style>
    <style:style style:name="P11" style:family="paragraph" style:parent-style-name="normal">
      <style:text-properties style:font-name="Bodoni 72" fo:font-size="16pt" style:text-underline-style="none" style:font-name-asian="Verdana1" style:font-size-asian="16pt" style:font-name-complex="Verdana1" style:font-size-complex="16pt"/>
    </style:style>
    <style:style style:name="P12" style:family="paragraph" style:parent-style-name="normal">
      <style:text-properties style:font-name="Bodoni 72" fo:font-size="16pt" style:text-underline-style="none" style:font-name-asian="eXsE1" style:font-size-asian="16pt" style:font-name-complex="eXsE1" style:font-size-complex="16pt"/>
    </style:style>
    <style:style style:name="P13" style:family="paragraph" style:parent-style-name="normal">
      <style:text-properties style:font-name="Bodoni 72" fo:font-size="16pt" style:font-size-asian="16pt" style:font-size-complex="16pt"/>
    </style:style>
    <style:style style:name="P14" style:family="paragraph" style:parent-style-name="normal">
      <style:text-properties style:font-name="Bodoni 72" fo:font-size="16pt" style:font-name-asian="Verdana1" style:font-size-asian="16pt" style:font-name-complex="Verdana1" style:font-size-complex="16pt"/>
    </style:style>
    <style:style style:name="P15" style:family="paragraph" style:parent-style-name="normal">
      <style:text-properties style:font-name="Bodoni 72" fo:font-size="16pt" style:font-name-asian="essiah2" style:font-size-asian="16pt" style:font-name-complex="essiah2" style:font-size-complex="16pt"/>
    </style:style>
    <style:style style:name="P16" style:family="paragraph" style:parent-style-name="normal">
      <style:text-properties style:font-name="Liberation Mono" fo:font-size="24pt" style:font-size-asian="24pt" style:font-size-complex="24pt"/>
    </style:style>
    <style:style style:name="P17" style:family="paragraph" style:parent-style-name="normal">
      <style:text-properties style:font-name="Essiah" fo:font-size="28pt" style:font-size-asian="28pt" style:font-size-complex="28pt"/>
    </style:style>
    <style:style style:name="P18" style:family="paragraph" style:parent-style-name="normal">
      <style:paragraph-properties fo:text-align="center" style:justify-single-word="false" fo:orphans="0" fo:widows="0" style:vertical-align="middle"/>
      <style:text-properties style:font-name="Essiah" fo:font-size="28pt" style:font-size-asian="28pt" style:font-size-complex="28pt"/>
    </style:style>
    <style:style style:name="P19" style:family="paragraph" style:parent-style-name="normal">
      <style:text-properties style:font-name="Essiah" fo:font-size="28pt" style:text-underline-style="none" style:font-size-asian="28pt" style:font-size-complex="28pt"/>
    </style:style>
    <style:style style:name="P20" style:family="paragraph" style:parent-style-name="normal">
      <style:text-properties style:font-name="Essiah" fo:font-size="28pt" style:text-underline-style="none" style:font-name-asian="essiah2" style:font-size-asian="28pt" style:font-name-complex="essiah2" style:font-size-complex="28pt"/>
    </style:style>
    <style:style style:name="P21" style:family="paragraph" style:parent-style-name="normal">
      <style:text-properties style:font-name="Essiah" fo:font-size="28pt" style:font-name-asian="essiah2" style:font-size-asian="28pt" style:font-name-complex="essiah2" style:font-size-complex="28pt"/>
    </style:style>
    <style:style style:name="P22" style:family="paragraph" style:parent-style-name="normal">
      <style:text-properties style:font-name="Essiah" fo:font-size="28pt" fo:font-weight="normal" style:font-size-asian="28pt" style:font-weight-asian="normal" style:font-size-complex="28pt" style:font-weight-complex="normal"/>
    </style:style>
    <style:style style:name="P23" style:family="paragraph" style:parent-style-name="normal">
      <style:text-properties fo:color="#000000" style:font-name="essiah1" fo:font-size="28pt" style:text-underline-style="none" style:font-name-asian="essiah2" style:font-size-asian="28pt" style:font-name-complex="essiah2" style:font-size-complex="28pt"/>
    </style:style>
    <style:style style:name="P24" style:family="paragraph" style:parent-style-name="normal">
      <style:text-properties fo:color="#000000" style:font-name="essiah" fo:font-size="28pt" style:text-underline-style="none" style:font-name-asian="essiah2" style:font-size-asian="28pt" style:font-name-complex="essiah2" style:font-size-complex="28pt"/>
    </style:style>
    <style:style style:name="P25" style:family="paragraph" style:parent-style-name="normal">
      <style:text-properties fo:font-size="28pt" style:font-size-asian="28pt" style:font-size-complex="28pt"/>
    </style:style>
    <style:style style:name="P26" style:family="paragraph" style:parent-style-name="normal">
      <style:text-properties style:font-name="essiah" fo:font-size="28pt" style:font-name-asian="essiah2" style:font-size-asian="28pt" style:font-name-complex="essiah2" style:font-size-complex="28pt"/>
    </style:style>
    <style:style style:name="P27" style:family="paragraph" style:parent-style-name="normal">
      <style:text-properties style:font-name="essiah" fo:font-size="28pt" style:text-underline-style="none" style:font-name-asian="essiah2" style:font-size-asian="28pt" style:font-name-complex="essiah2" style:font-size-complex="28pt"/>
    </style:style>
    <style:style style:name="P28" style:family="paragraph" style:parent-style-name="normal">
      <style:text-properties fo:font-size="24pt" style:font-size-asian="24pt" style:font-size-complex="24pt"/>
    </style:style>
    <style:style style:name="P29" style:family="paragraph" style:parent-style-name="Standard">
      <style:paragraph-properties fo:text-align="start" style:justify-single-word="false" style:writing-mode="lr-tb"/>
      <style:text-properties style:font-name="essiah" fo:font-size="18pt" fo:font-weight="normal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 style:writing-mode="lr-tb"/>
      <style:text-properties style:font-name="essiah" fo:font-size="28pt" style:font-size-asian="28pt" style:font-size-complex="28pt"/>
    </style:style>
    <style:style style:name="P31" style:family="paragraph" style:parent-style-name="Standard">
      <style:paragraph-properties fo:text-align="start" style:justify-single-word="false" style:writing-mode="lr-tb"/>
      <style:text-properties style:font-name="essiah" fo:font-size="28pt" style:text-underline-style="none" fo:font-weight="normal" style:font-size-asian="28pt" style:font-weight-asian="normal" style:font-size-complex="28pt" style:font-weight-complex="normal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essiah" fo:font-size="28pt" fo:font-weight="normal" style:font-size-asian="28pt" style:font-weight-asian="normal" style:font-size-complex="28pt" style:font-weight-complex="normal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essio"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DejaVu Sans" fo:font-size="12pt" style:text-underline-style="none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text-underline-style="none" fo:font-weight="normal" style:letter-kerning="true" style:font-name-asian="Droid Sans Fallback" style:font-size-asian="16pt" style:language-asian="zh" style:country-asian="CN" style:font-weight-asian="normal" style:font-name-complex="Droid Sans Devanagari" style:font-size-complex="16pt" style:language-complex="hi" style:country-complex="IN" style:font-weight-complex="normal"/>
    </style:style>
    <style:style style:name="P36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letter-kerning="true" style:font-name-asian="Droid Sans Fallback" style:font-size-asian="16pt" style:language-asian="zh" style:country-asian="CN" style:font-name-complex="Droid Sans Devanagari" style:font-size-complex="16pt" style:language-complex="hi" style:country-complex="IN"/>
    </style:style>
    <style:style style:name="P37" style:family="paragraph" style:parent-style-name="Standard">
      <style:paragraph-properties fo:text-align="start" style:justify-single-word="false" style:writing-mode="lr-tb"/>
      <style:text-properties style:use-window-font-color="true" style:font-name="essiah1" fo:font-size="28pt" style:text-underline-style="none" fo:font-weight="normal" style:letter-kerning="true" style:font-name-asian="Droid Sans Fallback" style:font-size-asian="28pt" style:language-asian="zh" style:country-asian="CN" style:font-weight-asian="normal" style:font-name-complex="Droid Sans Devanagari" style:font-size-complex="28pt" style:language-complex="hi" style:country-complex="IN" style:font-weight-complex="normal"/>
    </style:style>
    <style:style style:name="P38" style:family="paragraph" style:parent-style-name="Standard">
      <style:paragraph-properties fo:text-align="start" style:justify-single-word="false" style:writing-mode="lr-tb"/>
      <style:text-properties style:use-window-font-color="true" style:font-name="DejaVu Sans1" fo:font-size="16pt" fo:font-weight="normal" style:letter-kerning="true" style:font-name-asian="Droid Sans Fallback" style:font-size-asian="16pt" style:language-asian="zh" style:country-asian="CN" style:font-weight-asian="normal" style:font-name-complex="Droid Sans Devanagari" style:font-size-complex="16pt" style:language-complex="hi" style:country-complex="IN" style:font-weight-complex="normal"/>
    </style:style>
    <style:style style:name="P39" style:family="paragraph" style:parent-style-name="Standard">
      <style:paragraph-properties fo:text-align="start" style:justify-single-word="false" style:writing-mode="lr-tb"/>
      <style:text-properties style:font-name="essiah1" fo:font-size="28pt" style:font-size-asian="28pt" style:font-size-complex="28pt"/>
    </style:style>
    <style:style style:name="P40" style:family="paragraph" style:parent-style-name="Standard">
      <style:paragraph-properties fo:text-align="start" style:justify-single-word="false" style:writing-mode="lr-tb"/>
      <style:text-properties style:font-name="essiah1" fo:font-size="28pt" style:text-underline-style="none" fo:font-weight="normal" style:font-size-asian="28pt" style:font-weight-asian="normal" style:font-size-complex="28pt" style:font-weight-complex="normal"/>
    </style:style>
    <style:style style:name="P41" style:family="paragraph" style:parent-style-name="Standard">
      <style:paragraph-properties fo:text-align="start" style:justify-single-word="false" style:writing-mode="lr-tb"/>
      <style:text-properties style:font-name="DejaVu Sans1" fo:font-size="16pt" fo:font-weight="normal" style:font-size-asian="16pt" style:font-weight-asian="normal" style:font-size-complex="16pt" style:font-weight-complex="normal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Bodoni 72" fo:font-size="16pt" fo:font-style="normal" fo:text-shadow="none" style:text-underline-style="none" fo:font-weight="normal" style:font-size-asian="16pt" style:font-style-asian="normal" style:font-weight-asian="normal" style:font-size-complex="16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Bodoni 72" fo:font-size="16pt" style:font-size-asian="16pt" style:font-size-complex="16pt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fo:font-weight="normal" style:font-size-asian="16pt" style:font-weight-asian="normal" style:font-size-complex="16pt" style:font-weight-complex="normal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style:font-size-asian="16pt" style:font-size-complex="16pt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Bodoni 72" fo:font-size="16pt" fo:font-weight="normal" style:font-size-asian="16pt" style:font-weight-asian="normal" style:font-size-complex="16pt" style:font-weight-complex="normal"/>
    </style:style>
    <style:style style:name="P47" style:family="paragraph" style:parent-style-name="Standard">
      <style:paragraph-properties fo:text-align="start" style:justify-single-word="false" style:writing-mode="lr-tb"/>
      <style:text-properties fo:font-size="16pt" style:font-size-asian="16pt" style:font-size-complex="16pt"/>
    </style:style>
    <style:style style:name="P48" style:family="paragraph" style:parent-style-name="Standard">
      <style:paragraph-properties fo:text-align="start" style:justify-single-word="false" style:writing-mode="lr-tb">
        <style:tab-stops>
          <style:tab-stop style:position="1.4374in"/>
        </style:tab-stops>
      </style:paragraph-properties>
      <style:text-properties fo:font-size="16pt" style:font-size-asian="16pt" style:font-size-complex="16pt"/>
    </style:style>
    <style:style style:name="P49" style:family="paragraph" style:parent-style-name="Standard">
      <style:paragraph-properties fo:text-align="start" style:justify-single-word="false" style:writing-mode="lr-tb"/>
      <style:text-properties fo:font-size="28pt" style:font-size-asian="28pt" style:font-size-complex="28pt"/>
    </style:style>
    <style:style style:name="P50" style:family="paragraph" style:parent-style-name="Standard">
      <style:paragraph-properties fo:text-align="start" style:justify-single-word="false" style:writing-mode="lr-tb"/>
      <style:text-properties style:font-name="Essiah" fo:font-size="28pt" style:text-underline-style="none" fo:font-weight="normal" style:font-size-asian="28pt" style:font-weight-asian="normal" style:font-size-complex="28pt" style:font-weight-complex="normal"/>
    </style:style>
    <style:style style:name="P51" style:family="paragraph" style:parent-style-name="Standard">
      <style:paragraph-properties fo:text-align="start" style:justify-single-word="false" style:writing-mode="lr-tb"/>
      <style:text-properties style:font-name="Essiah" fo:font-size="28pt" style:font-size-asian="28pt" style:font-size-complex="28pt"/>
    </style:style>
    <style:style style:name="P52" style:family="paragraph" style:parent-style-name="Standard">
      <style:text-properties style:font-name="eXsE" fo:font-size="14pt" style:font-name-asian="eXsE1" style:font-size-asian="14pt" style:font-name-complex="eXsE1" style:font-size-complex="14pt"/>
    </style:style>
    <style:style style:name="P53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style:font-name="Essiah" fo:font-size="28pt" style:font-size-asian="28pt" style:font-size-complex="28pt"/>
    </style:style>
    <style:style style:name="P54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8pt" fo:font-style="normal" style:text-underline-style="none" fo:font-weight="normal" fo:background-color="transparent" style:font-name-asian="essiah2" style:font-size-asian="28pt" style:font-style-asian="normal" style:font-weight-asian="normal" style:font-name-complex="essiah2" style:font-size-complex="28pt"/>
    </style:style>
    <style:style style:name="P55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Verdana1" style:font-size-asian="16pt" style:font-style-asian="normal" style:font-weight-asian="normal" style:font-name-complex="Verdana1" style:font-size-complex="16pt"/>
    </style:style>
    <style:style style:name="P56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eXsE1" style:font-size-asian="16pt" style:font-style-asian="normal" style:font-weight-asian="normal" style:font-name-complex="eXsE1" style:font-size-complex="16pt"/>
    </style:style>
    <style:style style:name="P57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8pt" fo:font-style="normal" style:text-underline-style="none" fo:font-weight="normal" fo:background-color="transparent" style:font-name-asian="essiah2" style:font-size-asian="28pt" style:font-style-asian="normal" style:font-weight-asian="normal" style:font-name-complex="essiah2" style:font-size-complex="28pt"/>
    </style:style>
    <style:style style:name="P58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style:font-name="Bodoni 72" fo:font-size="16pt" style:font-size-asian="16pt" style:font-size-complex="16pt"/>
    </style:style>
    <style:style style:name="P59" style:family="paragraph" style:parent-style-name="Heading_20_1">
      <style:text-properties style:font-name="Bodoni 72"/>
    </style:style>
    <style:style style:name="P60" style:family="paragraph" style:parent-style-name="Heading_20_2">
      <style:text-properties style:font-name="Bodoni 72"/>
    </style:style>
    <style:style style:name="P61" style:family="paragraph" style:parent-style-name="Heading_20_2">
      <style:text-properties style:font-name="Bodoni 72" style:font-name-asian="Verdana1" style:font-name-complex="Verdana1"/>
    </style:style>
    <style:style style:name="P62" style:family="paragraph" style:parent-style-name="Heading_20_2">
      <style:text-properties style:font-name="Bodoni 72" style:text-underline-style="none" style:font-name-asian="Verdana1" style:font-name-complex="Verdana1"/>
    </style:style>
    <style:style style:name="P63" style:family="paragraph" style:parent-style-name="Title" style:master-page-name="Standard">
      <style:paragraph-properties style:page-number="1"/>
    </style:style>
    <style:style style:name="T1" style:family="text">
      <style:text-properties style:font-name="essiah"/>
    </style:style>
    <style:style style:name="T2" style:family="text">
      <style:text-properties style:font-name="essiah" style:text-underline-style="none"/>
    </style:style>
    <style:style style:name="T3" style:family="text">
      <style:text-properties style:font-name="essiah" style:text-underline-style="none" fo:font-weight="normal" style:font-weight-asian="normal" style:font-weight-complex="normal"/>
    </style:style>
    <style:style style:name="T4" style:family="text">
      <style:text-properties style:font-name="essiah" style:text-underline-style="none" style:font-name-asian="essiah2" style:font-name-complex="essiah2"/>
    </style:style>
    <style:style style:name="T5" style:family="text">
      <style:text-properties style:font-name="essiah" fo:font-weight="normal" style:font-weight-asian="normal" style:font-weight-complex="normal"/>
    </style:style>
    <style:style style:name="T6" style:family="text">
      <style:text-properties style:font-name="essiah" fo:font-size="28pt" style:text-underline-style="none" style:font-name-asian="essiah2" style:font-size-asian="28pt" style:font-name-complex="essiah2" style:font-size-complex="28pt"/>
    </style:style>
    <style:style style:name="T7" style:family="text">
      <style:text-properties style:font-name="essiah" style:font-name-asian="essiah2" style:font-name-complex="essiah2"/>
    </style:style>
    <style:style style:name="T8" style:family="text">
      <style:text-properties fo:font-size="14pt" style:text-underline-style="none" style:font-size-asian="14pt" style:font-size-complex="14pt"/>
    </style:style>
    <style:style style:name="T9" style:family="text">
      <style:text-properties style:font-name="eXsE" style:text-underline-style="none" style:font-name-asian="eXsE1" style:font-name-complex="eXsE1"/>
    </style:style>
    <style:style style:name="T10" style:family="text">
      <style:text-properties fo:color="#000000" style:font-name="essiah" style:text-underline-style="none" style:font-name-asian="essiah2" style:font-name-complex="essiah2" loext:opacity="100%"/>
    </style:style>
    <style:style style:name="T11" style:family="text">
      <style:text-properties fo:color="#000000" style:font-name="essiah" fo:font-size="28pt" style:text-underline-style="none" style:font-name-asian="essiah2" style:font-size-asian="28pt" style:font-name-complex="essiah2" style:font-size-complex="28pt"/>
    </style:style>
    <style:style style:name="T12" style:family="text">
      <style:text-properties fo:color="#000000" style:text-outline="false" style:text-line-through-style="none" style:font-name="essiah" fo:font-style="normal" fo:text-shadow="none" style:text-underline-style="none" fo:font-weight="normal" style:font-style-asian="normal" style:font-weight-asian="normal" style:font-weight-complex="normal" style:text-emphasize="none" loext:opacity="100%"/>
    </style:style>
    <style:style style:name="T13" style:family="text">
      <style:text-properties fo:color="#000000" style:text-underline-style="none" style:font-name-asian="essiah2" style:font-name-complex="essiah2" loext:opacity="100%"/>
    </style:style>
    <style:style style:name="T14" style:family="text">
      <style:text-properties fo:color="#000000" fo:font-weight="bold" style:font-name-asian="essiah2" style:font-weight-asian="bold" style:font-name-complex="essiah2" style:font-weight-complex="bold"/>
    </style:style>
    <style:style style:name="T15" style:family="text">
      <style:text-properties fo:color="#000000" fo:font-weight="bold" style:font-name-asian="essiah2" style:font-weight-asian="bold" style:font-name-complex="essiah2" style:font-weight-complex="bold" loext:opacity="100%"/>
    </style:style>
    <style:style style:name="T16" style:family="text">
      <style:text-properties fo:color="#000000" style:font-name="essiah1" style:text-underline-style="none" style:font-name-asian="essiah2" style:font-name-complex="essiah2"/>
    </style:style>
    <style:style style:name="T17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Verdana1" style:font-style-asian="normal" style:font-weight-asian="normal" style:font-name-complex="Verdana1" loext:opacity="100%" loext:char-shading-value="0"/>
    </style:style>
    <style:style style:name="T18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essiah2" style:font-style-asian="normal" style:font-weight-asian="normal" style:font-name-complex="essiah2" loext:opacity="100%" loext:char-shading-value="0"/>
    </style:style>
    <style:style style:name="T19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20" style:family="text">
      <style:text-properties fo:font-variant="normal" fo:text-transform="none" fo:color="#000000" style:text-line-through-style="none" style:text-position="super 58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21" style:family="text">
      <style:text-properties fo:font-variant="normal" fo:text-transform="none" fo:color="#000000" fo:letter-spacing="normal" fo:font-style="normal" fo:font-weight="normal" style:font-name-asian="essiah2" style:font-weight-asian="bold" style:font-name-complex="essiah2" style:font-weight-complex="bold" loext:opacity="100%"/>
    </style:style>
    <style:style style:name="T22" style:family="text">
      <style:text-properties fo:font-variant="normal" fo:text-transform="none" fo:color="#000000" fo:letter-spacing="normal" fo:font-style="normal" fo:font-weight="bold" style:font-name-asian="essiah2" style:font-weight-asian="bold" style:font-name-complex="essiah2" style:font-weight-complex="bold" loext:opacity="100%"/>
    </style:style>
    <style:style style:name="T23" style:family="text">
      <style:text-properties fo:font-variant="normal" fo:text-transform="none" fo:color="#000000" fo:letter-spacing="normal" fo:font-style="normal" fo:font-weight="bold" style:font-name-asian="essiah2" style:font-weight-asian="bold" style:font-name-complex="essiah2" style:font-weight-complex="bold" loext:opacity="100%"/>
    </style:style>
    <style:style style:name="T24" style:family="text">
      <style:text-properties fo:font-variant="normal" fo:text-transform="none" fo:color="#808080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5" style:family="text">
      <style:text-properties fo:font-variant="normal" fo:text-transform="none" fo:color="#808080" fo:letter-spacing="normal" fo:font-style="normal" fo:font-weight="normal" style:font-name-asian="essiah2" style:font-weight-asian="bold" style:font-name-complex="essiah2" style:font-weight-complex="bold" loext:opacity="100%"/>
    </style:style>
    <style:style style:name="T26" style:family="text">
      <style:text-properties style:font-name-asian="essiah2" style:font-name-complex="essiah2"/>
    </style:style>
    <style:style style:name="T27" style:family="text">
      <style:text-properties fo:color="#808080" style:font-name-asian="essiah2" style:font-name-complex="essiah2" loext:opacity="100%"/>
    </style:style>
    <style:style style:name="T28" style:family="text">
      <style:text-properties fo:color="#808080" fo:font-weight="bold" style:font-name-asian="essiah2" style:font-weight-asian="bold" style:font-name-complex="essiah2" style:font-weight-complex="bold"/>
    </style:style>
    <style:style style:name="T29" style:family="text">
      <style:text-properties fo:color="#808080" fo:font-weight="bold" style:font-name-asian="essiah2" style:font-weight-asian="bold" style:font-name-complex="essiah2" style:font-weight-complex="bold" loext:opacity="100%"/>
    </style:style>
    <style:style style:name="T30" style:family="text">
      <style:text-properties fo:color="#808080" fo:font-weight="normal" style:font-name-asian="essiah2" style:font-weight-asian="normal" style:font-name-complex="essiah2" style:font-weight-complex="normal" loext:opacity="100%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style:font-name="DejaVu Sans1" fo:font-weight="normal" style:font-weight-asian="normal" style:font-weight-complex="normal"/>
    </style:style>
    <style:style style:name="T33" style:family="text">
      <style:text-properties style:use-window-font-color="true" style:font-name="DejaVu Sans1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4" style:family="text">
      <style:text-properties style:use-window-font-color="true" style:font-name="essiah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5" style:family="text">
      <style:text-properties style:use-window-font-color="true" style:font-name="essiah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6" style:family="text">
      <style:text-properties style:use-window-font-color="true" style:font-name="essiah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7" style:family="text">
      <style:text-properties style:use-window-font-color="true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8" style:family="text">
      <style:text-properties style:use-window-font-color="true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9" style:family="text">
      <style:text-properties style:use-window-font-color="tru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style:font-name-asian="essiah2" style:font-name-complex="essiah2"/>
    </style:style>
    <style:style style:name="T42" style:family="text">
      <style:text-properties style:text-underline-style="none" fo:font-weight="normal" style:font-weight-asian="normal" style:font-weight-complex="normal"/>
    </style:style>
    <style:style style:name="T43" style:family="text">
      <style:text-properties style:font-name-asian="eXsE1" style:font-name-complex="eXsE1"/>
    </style:style>
    <style:style style:name="T44" style:family="text">
      <style:text-properties fo:font-weight="bold" style:font-name-asian="essiah2" style:font-weight-asian="bold" style:font-name-complex="essiah2" style:font-weight-complex="bold"/>
    </style:style>
    <style:style style:name="T45" style:family="text">
      <style:text-properties fo:font-size="16pt" style:text-underline-style="none" style:font-name-asian="essiah2" style:font-size-asian="16pt" style:font-name-complex="essiah2" style:font-size-complex="16pt"/>
    </style:style>
    <style:style style:name="T46" style:family="text">
      <style:text-properties style:font-name="Essiah" fo:font-size="28pt" style:text-underline-style="none" style:font-name-asian="essiah2" style:font-size-asian="28pt" style:font-name-complex="essiah2" style:font-size-complex="28pt"/>
    </style:style>
    <style:style style:name="T47" style:family="text">
      <style:text-properties style:font-name="Essiah" fo:font-size="28pt" style:text-underline-style="none" style:font-size-asian="28pt" style:font-size-complex="28pt"/>
    </style:style>
    <style:style style:name="T48" style:family="text">
      <style:text-properties fo:color="#999999" fo:font-weight="normal" style:font-name-asian="essiah2" style:font-weight-asian="normal" style:font-name-complex="essiah2" style:font-weight-complex="normal" loext:opacity="100%"/>
    </style:style>
    <style:style style:name="T49" style:family="text">
      <style:text-properties style:text-position="sub 58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essEo</text:p>
      <text:p text:style-name="P59">Alphabet</text:p>
      <text:p text:style-name="P6">oIYwW</text:p>
      <text:p text:style-name="P6">eaui EAUO</text:p>
      <text:p text:style-name="P6">cnms gjlr</text:p>
      <text:p text:style-name="P6">ftdp CHTS</text:p>
      <text:p text:style-name="P6">bLvz hZXN</text:p>
      <text:p text:style-name="P59">Letter Names</text:p>
      <text:p text:style-name="P16"><text:span text:style-name="T44">o</text:span><text:span text:style-name="T26"> <text:s text:c="2"/></text:span><text:span text:style-name="T44">ī</text:span><text:span text:style-name="T26"> <text:s text:c="2"/></text:span><text:span text:style-name="T44">ü</text:span><text:span text:style-name="T26"> <text:s text:c="2"/></text:span><text:span text:style-name="T44">ö</text:span><text:span text:style-name="T26"> <text:s text:c="2"/></text:span><text:span text:style-name="T14">ʊ</text:span></text:p>
      <text:p text:style-name="P16"><text:span text:style-name="T30">b</text:span><text:span text:style-name="T44">e <text:s/></text:span><text:span text:style-name="T48">ḻ</text:span><text:span text:style-name="T44">a <text:s/></text:span><text:span text:style-name="T30">v</text:span><text:span text:style-name="T44">u <text:s/></text:span><text:span text:style-name="T30">z</text:span><text:span text:style-name="T15">o</text:span><text:span text:style-name="T44"> <text:s/>ē</text:span><text:span text:style-name="T26"> <text:s text:c="2"/></text:span><text:span text:style-name="T15">ā</text:span><text:span text:style-name="T26"> <text:s text:c="2"/></text:span><text:span text:style-name="T44">ū</text:span><text:span text:style-name="T26"> <text:s text:c="2"/></text:span><text:span text:style-name="T44">ō</text:span></text:p>
      <text:p text:style-name="P16"><text:span text:style-name="T44">k</text:span><text:span text:style-name="T30">ō</text:span><text:span text:style-name="T27"> <text:s/></text:span><text:span text:style-name="T15">n</text:span><text:span text:style-name="T24">ō</text:span><text:span text:style-name="T27"> <text:s/></text:span><text:span text:style-name="T15">m</text:span><text:span text:style-name="T27">ā</text:span><text:span text:style-name="T26"> <text:s/></text:span><text:span text:style-name="T44">s</text:span><text:span text:style-name="T27">ā <text:s/></text:span><text:span text:style-name="T15">g</text:span><text:span text:style-name="T24">ō</text:span><text:span text:style-name="T27"> <text:s/></text:span><text:span text:style-name="T15">j</text:span><text:span text:style-name="T24">ō</text:span><text:span text:style-name="T27"> <text:s/></text:span><text:span text:style-name="T15">l</text:span><text:span text:style-name="T27">ā <text:s/></text:span><text:span text:style-name="T15">r</text:span><text:span text:style-name="T24">ā</text:span><text:span text:style-name="T27"> <text:s text:c="2"/></text:span></text:p>
      <text:p text:style-name="P16"><text:span text:style-name="T22">f</text:span><text:span text:style-name="T24">ō</text:span><text:span text:style-name="T25"> <text:s/></text:span><text:span text:style-name="T22">t</text:span><text:span text:style-name="T24">ō</text:span><text:span text:style-name="T25"> <text:s/></text:span><text:span text:style-name="T44">d</text:span><text:span text:style-name="T30">ā</text:span><text:span text:style-name="T28"> <text:s/></text:span><text:span text:style-name="T44">p</text:span><text:span text:style-name="T30">ā</text:span><text:span text:style-name="T30"> <text:s/></text:span><text:span text:style-name="T15">ch</text:span><text:span text:style-name="T30">ō</text:span><text:span text:style-name="T29"> </text:span><text:span text:style-name="T22">θ</text:span><text:span text:style-name="T24">ō</text:span><text:span text:style-name="T21"> <text:s/></text:span><text:span text:style-name="T22">∂</text:span><text:span text:style-name="T25">ā <text:s/></text:span><text:span text:style-name="T15">sh</text:span><text:span text:style-name="T25">ā</text:span></text:p>
      <text:p text:style-name="P16"><text:span text:style-name="T15">b</text:span><text:span text:style-name="T24">ē</text:span><text:span text:style-name="T29"> <text:s/></text:span><text:span text:style-name="T15">ḻ</text:span><text:span text:style-name="T25">ā</text:span><text:span text:style-name="T29"> <text:s/></text:span><text:span text:style-name="T15">v</text:span><text:span text:style-name="T24">ū</text:span><text:span text:style-name="T29"> <text:s/></text:span><text:span text:style-name="T15">z</text:span><text:span text:style-name="T24">ō</text:span><text:span text:style-name="T29"> <text:s/></text:span><text:span text:style-name="T15">h</text:span><text:span text:style-name="T30">ē <text:s/></text:span><text:span text:style-name="T25">ā</text:span><text:span text:style-name="T22">ng</text:span><text:span text:style-name="T24"> </text:span><text:span text:style-name="T22">zh</text:span><text:span text:style-name="T24">ū</text:span><text:span text:style-name="T15"> </text:span><text:span text:style-name="T22">xh</text:span><text:span text:style-name="T24">ō</text:span></text:p>
      <text:p text:style-name="P59">Basics</text:p>
      <text:p text:style-name="P13">The default order is Subject-Verb-Object, but any arrangement is allowed with the use of markers.</text:p>
      <text:p text:style-name="P14"/>
      <text:p text:style-name="P13">The subject and object are optional. When no subject is given, 1st person singular is assumed.</text:p>
      <text:p text:style-name="P14"/>
      <text:p text:style-name="P13">Modifiers follow their target (i.e. "ball large red").</text:p>
      <text:p text:style-name="P10"/>
      <text:p text:style-name="P8"><text:span text:style-name="T45">Markers precede their object (i.e. "for the ball").</text:span><text:span text:style-name="T41"><text:tab/></text:span></text:p>
      <text:p text:style-name="P59"><text:soft-page-break/>Articles</text:p>
      <text:p text:style-name="P13">Indefinite Singular</text:p>
      <text:p text:style-name="P17">-</text:p>
      <text:p text:style-name="P9">Indefinite Plural</text:p>
      <text:p text:style-name="P19">u</text:p>
      <text:p text:style-name="P13">Definite Singular</text:p>
      <text:p text:style-name="P26">tu</text:p>
      <text:p text:style-name="P13">Definite Plural</text:p>
      <text:p text:style-name="P23">etu</text:p>
      <text:p text:style-name="P59">Pronoun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5">Number</text:p>
          </table:table-cell>
          <table:table-cell table:style-name="Table4.A1" office:value-type="string">
            <text:p text:style-name="P55">Person</text:p>
          </table:table-cell>
          <table:table-cell table:style-name="Table4.A1" office:value-type="string">
            <text:p text:style-name="P55">English</text:p>
          </table:table-cell>
          <table:table-cell table:style-name="Table4.A1" office:value-type="string">
            <text:p text:style-name="P53"><text:span text:style-name="T17">ess</text:span><text:span text:style-name="T17">E</text:span><text:span text:style-name="T17">o</text:span></text:p>
          </table:table-cell>
        </table:table-row>
        <table:table-row table:style-name="Table4.1">
          <table:table-cell table:style-name="Table4.A2" office:value-type="string">
            <text:p text:style-name="P55">Singular</text:p>
          </table:table-cell>
          <table:table-cell table:style-name="Table4.A2" office:value-type="string">
            <text:p text:style-name="P55">1st</text:p>
          </table:table-cell>
          <table:table-cell table:style-name="Table4.A2" office:value-type="string">
            <text:p text:style-name="P55">I, me</text:p>
          </table:table-cell>
          <table:table-cell table:style-name="Table4.A2" office:value-type="string">
            <text:p text:style-name="P18">-</text:p>
          </table:table-cell>
        </table:table-row>
        <table:table-row table:style-name="Table4.1"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>2nd</text:p>
          </table:table-cell>
          <table:table-cell table:style-name="Table4.A2" office:value-type="string">
            <text:p text:style-name="P55">you</text:p>
          </table:table-cell>
          <table:table-cell table:style-name="Table4.A2" office:value-type="string">
            <text:p text:style-name="P54">ton</text:p>
          </table:table-cell>
        </table:table-row>
        <table:table-row table:style-name="Table4.1"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>3rd</text:p>
          </table:table-cell>
          <table:table-cell table:style-name="Table4.A2" office:value-type="string">
            <text:p text:style-name="P55">he, she, it, this</text:p>
          </table:table-cell>
          <table:table-cell table:style-name="Table4.A2" office:value-type="string">
            <text:p text:style-name="P54">sonu</text:p>
          </table:table-cell>
        </table:table-row>
        <table:table-row table:style-name="Table4.1"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>3rd</text:p>
          </table:table-cell>
          <table:table-cell table:style-name="Table4.A2" office:value-type="string">
            <text:p text:style-name="P55">that</text:p>
          </table:table-cell>
          <table:table-cell table:style-name="Table4.A2" office:value-type="string">
            <text:p text:style-name="P54">sonA</text:p>
          </table:table-cell>
        </table:table-row>
        <table:table-row table:style-name="Table4.1">
          <table:table-cell table:style-name="Table4.A2" office:value-type="string">
            <text:p text:style-name="P55">Plural</text:p>
          </table:table-cell>
          <table:table-cell table:style-name="Table4.A2" office:value-type="string">
            <text:p text:style-name="P55">1st</text:p>
          </table:table-cell>
          <table:table-cell table:style-name="Table4.A2" office:value-type="string">
            <text:p text:style-name="P55">we, us</text:p>
          </table:table-cell>
          <table:table-cell table:style-name="Table4.A2" office:value-type="string">
            <text:p text:style-name="P53"><text:span text:style-name="T18">s</text:span><text:span text:style-name="T18">U</text:span></text:p>
          </table:table-cell>
        </table:table-row>
        <table:table-row table:style-name="Table4.1"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>2nd</text:p>
          </table:table-cell>
          <table:table-cell table:style-name="Table4.A2" office:value-type="string">
            <text:p text:style-name="P55">you all</text:p>
          </table:table-cell>
          <table:table-cell table:style-name="Table4.A2" office:value-type="string">
            <text:p text:style-name="P54">ten</text:p>
          </table:table-cell>
        </table:table-row>
        <table:table-row table:style-name="Table4.1"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>3rd</text:p>
          </table:table-cell>
          <table:table-cell table:style-name="Table4.A2" office:value-type="string">
            <text:p text:style-name="P55">they, these</text:p>
          </table:table-cell>
          <table:table-cell table:style-name="Table4.A2" office:value-type="string">
            <text:p text:style-name="P54">sUnu</text:p>
          </table:table-cell>
        </table:table-row>
        <table:table-row table:style-name="Table4.1"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>3rd</text:p>
          </table:table-cell>
          <table:table-cell table:style-name="Table4.A2" office:value-type="string">
            <text:p text:style-name="P55">those</text:p>
          </table:table-cell>
          <table:table-cell table:style-name="Table4.A2" office:value-type="string">
            <text:p text:style-name="P54">sUnA</text:p>
          </table:table-cell>
        </table:table-row>
      </table:table>
      <text:p text:style-name="P59">Punctuation</text:p>
      <text:p text:style-name="P13">Period</text:p>
      <text:p text:style-name="P5">.</text:p>
      <text:p text:style-name="P13"/>
      <text:p text:style-name="P13"><text:soft-page-break/>Comma</text:p>
      <text:p text:style-name="P5">,</text:p>
      <text:p text:style-name="P13"/>
      <text:p text:style-name="P13">Number Marker</text:p>
      <text:p text:style-name="P5">;</text:p>
      <text:p text:style-name="P5">;2138</text:p>
      <text:p text:style-name="P13"/>
      <text:p text:style-name="P13">Quotation Marks</text:p>
      <text:p text:style-name="P5">&lt;&gt;</text:p>
      <text:p text:style-name="P5">&lt;tu tEO&gt;</text:p>
      <text:p text:style-name="P13"/>
      <text:p text:style-name="P13">Parenthesis</text:p>
      <text:p text:style-name="P17">()</text:p>
      <text:p text:style-name="P17">(tu tEO)</text:p>
      <text:p text:style-name="P13"/>
      <text:p text:style-name="P13">Brackets</text:p>
      <text:p text:style-name="P17">{}</text:p>
      <text:p text:style-name="P17">{tu tEO}</text:p>
      <text:p text:style-name="P13"/>
      <text:p text:style-name="P13">Square Brackets</text:p>
      <text:p text:style-name="P17">[]</text:p>
      <text:p text:style-name="P17">[tu tEO]</text:p>
      <text:p text:style-name="P59">Markers</text:p>
      <text:p text:style-name="P60"><text:span text:style-name="T41">Direct</text:span><text:span text:style-name="T41"> Object</text:span></text:p>
      <text:p text:style-name="P20">li</text:p>
      <text:p text:style-name="P10"/>
      <text:p text:style-name="P10">"I own the night."</text:p>
      <text:p text:style-name="P26"><text:soft-page-break/>&lt;brAs tu tEO.&gt;</text:p>
      <text:p text:style-name="P10"/>
      <text:p text:style-name="P10">"The night, I own."</text:p>
      <text:p text:style-name="P20">&lt;li tu tEO brAs.&gt;</text:p>
      <text:p text:style-name="P61">Possesive</text:p>
      <text:p text:style-name="P26">es</text:p>
      <text:p text:style-name="P9"/>
      <text:p text:style-name="P9">"They will own the night of the people."</text:p>
      <text:p text:style-name="P17"><text:span text:style-name="T41">&lt;sUnu brAsO tEO tu es sE e</text:span><text:span text:style-name="T13">tu</text:span><text:span text:style-name="T41">.&gt;</text:span></text:p>
      <text:p text:style-name="P9"/>
      <text:p text:style-name="P9">"Their people will force us."</text:p>
      <text:p text:style-name="P22"><text:span text:style-name="T41">&lt;es s</text:span><text:span text:style-name="T13">U</text:span><text:span text:style-name="T41">nu sE das</text:span><text:span text:style-name="T13">UO</text:span><text:span text:style-name="T41"> s</text:span><text:span text:style-name="T13">U</text:span><text:span text:style-name="T41">.&gt;</text:span></text:p>
      <text:p text:style-name="P61">Towards</text:p>
      <text:p text:style-name="P26">prU</text:p>
      <text:p text:style-name="P14"/>
      <text:p text:style-name="P14">"You all will speak to the people."</text:p>
      <text:p text:style-name="P5"><text:span text:style-name="T26">&lt;tan v</text:span><text:span text:style-name="T13">O</text:span><text:span text:style-name="T26">sO prU </text:span><text:span text:style-name="T13">etu </text:span><text:span text:style-name="T26">sE.&gt;</text:span></text:p>
      <text:p text:style-name="P62">For</text:p>
      <text:p text:style-name="P7">os</text:p>
      <text:p text:style-name="P11"/>
      <text:p text:style-name="P11">"We owned the night for the people."</text:p>
      <text:p text:style-name="P5"><text:span text:style-name="T41">&lt;s</text:span><text:span text:style-name="T13">U</text:span><text:span text:style-name="T41"> ObrAs os tu tEO sE </text:span><text:span text:style-name="T13">etu</text:span><text:span text:style-name="T41">.&gt;</text:span></text:p>
      <text:p text:style-name="P61"><text:soft-page-break/>And</text:p>
      <text:p text:style-name="P24">un</text:p>
      <text:p text:style-name="P11"/>
      <text:p text:style-name="P11">"They have done good and evil."</text:p>
      <text:p text:style-name="P5"><text:span text:style-name="T41">&lt;Os</text:span><text:span text:style-name="T13">U</text:span><text:span text:style-name="T41">nu li AOn </text:span><text:span text:style-name="T13">un gw</text:span><text:span text:style-name="T41">.&gt;</text:span></text:p>
      <text:p text:style-name="P9"/>
      <text:p text:style-name="P10">"You all speak for the people and not a state."</text:p>
      <text:p text:style-name="P25"><text:span text:style-name="T4">&lt;tan v</text:span><text:span text:style-name="T10">O</text:span><text:span text:style-name="T4">s os sE </text:span><text:span text:style-name="T10">etu</text:span><text:span text:style-name="T4"> </text:span><text:span text:style-name="T10">un</text:span><text:span text:style-name="T4"> doks anu.&gt;</text:span></text:p>
      <text:p text:style-name="P3"/>
      <text:p text:style-name="P60">Or</text:p>
      <text:p text:style-name="P27">et</text:p>
      <text:p text:style-name="P9"/>
      <text:p text:style-name="P11">Red or yellow?</text:p>
      <text:p text:style-name="P27">&lt;?sOnu et nEsu.&gt;</text:p>
      <text:p text:style-name="P60">Question (pronounced "cay")</text:p>
      <text:p text:style-name="P4">?</text:p>
      <text:p text:style-name="P13"/>
      <text:p text:style-name="P11">"Will you own the people, or will the people own you?"</text:p>
      <text:p text:style-name="normal"><text:span text:style-name="T6">&lt;?ton brAsO sE </text:span><text:span text:style-name="T11">etu</text:span><text:span text:style-name="T6">, et sE </text:span><text:span text:style-name="T11">etu</text:span><text:span text:style-name="T6"> brAsO ton.&gt;</text:span></text:p>
      <text:p text:style-name="P60">Not</text:p>
      <text:p text:style-name="P27">anu</text:p>
      <text:p text:style-name="P11"/>
      <text:p text:style-name="P11">"You did not force me."</text:p>
      <text:p text:style-name="P27">&lt;ton odaso anu.&gt;</text:p>
      <text:p text:style-name="P9"/>
      <text:p text:style-name="P11"><text:soft-page-break/>"I will not force you."</text:p>
      <text:p text:style-name="P25"><text:span text:style-name="T4">&lt;das</text:span><text:span text:style-name="T10">O</text:span><text:span text:style-name="T4"> anu ton.&gt;</text:span></text:p>
      <text:p text:style-name="P59">Verb Tenses</text:p>
      <text:p text:style-name="P15">"I owned."</text:p>
      <text:p text:style-name="P17"><text:span text:style-name="T26">&lt;ObrAs.&gt;</text:span> </text:p>
      <text:p text:style-name="P13"/>
      <text:p text:style-name="P13">"I own."</text:p>
      <text:p text:style-name="P21">&lt;brAs.&gt;</text:p>
      <text:p text:style-name="P13"/>
      <text:p text:style-name="P15">"I will own."</text:p>
      <text:p text:style-name="P21">&lt;brAsO.&gt;</text:p>
      <text:p text:style-name="P15"/>
      <text:p text:style-name="P14">"I owned the night."</text:p>
      <text:p text:style-name="P17"><text:span text:style-name="T26">&lt;ObrAs tEO tu.&gt;</text:span><text:span text:style-name="T43"> </text:span></text:p>
      <text:p text:style-name="P13"/>
      <text:p text:style-name="P13">"I own the night."</text:p>
      <text:p text:style-name="P17"><text:span text:style-name="T26">&lt;brAs tEO tu.&gt;</text:span><text:span text:style-name="T43"> </text:span></text:p>
      <text:p text:style-name="P13"/>
      <text:p text:style-name="P10">"I will own the night."</text:p>
      <text:p text:style-name="P28"><text:span text:style-name="T6">&lt;brAsO tEO tu.&gt;</text:span><text:span text:style-name="T9"> </text:span></text:p>
      <text:p text:style-name="P11"/>
      <text:p text:style-name="P11">"I stood with you."</text:p>
      <text:p text:style-name="P27">&lt;OAgres lu U.&gt;</text:p>
      <text:p text:style-name="P9"/>
      <text:p text:style-name="P11">"I will be standing with them."</text:p>
      <text:p text:style-name="P25"><text:span text:style-name="T4">&lt;ahresO nul lu</text:span><text:span text:style-name="T10"> sUnu</text:span><text:span text:style-name="T4">.&gt;</text:span></text:p>
      <text:p text:style-name="P9"/>
      <text:p text:style-name="P12">Progressive Action</text:p>
      <text:p text:style-name="P27">nul</text:p>
      <text:p text:style-name="P10"><text:soft-page-break/></text:p>
      <text:p text:style-name="P11">"You are owning the night."</text:p>
      <text:p text:style-name="normal"><text:span text:style-name="T6">&lt; U brAs nul tEO tu.&gt;</text:span><text:span text:style-name="T8"><text:line-break/></text:span></text:p>
      <text:p text:style-name="P11">Completed Action</text:p>
      <text:p text:style-name="P7">dun</text:p>
      <text:p text:style-name="P9"/>
      <text:p text:style-name="P11">"You had owned the night."</text:p>
      <text:p text:style-name="P27">&lt;Y obrAs do tEO tu.&gt;</text:p>
      <text:p text:style-name="P9"/>
      <text:p text:style-name="P9">"You have owned the night."</text:p>
      <text:p text:style-name="P20">&lt;Y brAs do tEO tu.&gt;</text:p>
      <text:p text:style-name="P10"/>
      <text:p text:style-name="P9">"You will have owned the night."</text:p>
      <text:p text:style-name="P27">&lt;Y brAs do teo tru.&gt;</text:p>
      <text:p text:style-name="P11"/>
      <text:p text:style-name="P11">“You had been owning the night.”</text:p>
      <text:p text:style-name="P27">&lt;Y obrAs do mul tEO tu.&gt;</text:p>
      <text:p text:style-name="P9"/>
      <text:p text:style-name="P9">"You have been owning the night."</text:p>
      <text:p text:style-name="P27">&lt;Y brAs do mul tEO tu.&gt;</text:p>
      <text:p text:style-name="P9"/>
      <text:p text:style-name="P9">“You will be owning the night.”</text:p>
      <text:p text:style-name="P26">&lt;Y brAso do mul tEO tu.&gt;</text:p>
      <text:p text:style-name="P13"/>
      <text:p text:style-name="P14">“Will you have owned the night?”</text:p>
      <text:p text:style-name="P26"><text:soft-page-break/>&lt;?ton brAso do mul tEO tu.&gt;</text:p>
      <text:p text:style-name="P59">Numbers</text:p>
      <text:p text:style-name="P9">The numbers and their names are mapped directly on to the alphabet. A base-12 system is used.</text:p>
      <text:p text:style-name="P2"/>
      <table:table table:name="Table5" table:style-name="Table5">
        <table:table-column table:style-name="Table5.A" table:number-columns-repeated="12"/>
        <table:table-column table:style-name="Table5.M"/>
        <table:table-row table:style-name="Table5.1">
          <table:table-cell table:style-name="Table5.A1" office:value-type="string">
            <text:p text:style-name="P56">0</text:p>
          </table:table-cell>
          <table:table-cell table:style-name="Table5.A1" office:value-type="string">
            <text:p text:style-name="P56">1</text:p>
          </table:table-cell>
          <table:table-cell table:style-name="Table5.A1" office:value-type="string">
            <text:p text:style-name="P56">2</text:p>
          </table:table-cell>
          <table:table-cell table:style-name="Table5.A1" office:value-type="string">
            <text:p text:style-name="P56">3</text:p>
          </table:table-cell>
          <table:table-cell table:style-name="Table5.A1" office:value-type="string">
            <text:p text:style-name="P56">4</text:p>
          </table:table-cell>
          <table:table-cell table:style-name="Table5.A1" office:value-type="string">
            <text:p text:style-name="P56">5</text:p>
          </table:table-cell>
          <table:table-cell table:style-name="Table5.A1" office:value-type="string">
            <text:p text:style-name="P56">6</text:p>
          </table:table-cell>
          <table:table-cell table:style-name="Table5.A1" office:value-type="string">
            <text:p text:style-name="P56">7</text:p>
          </table:table-cell>
          <table:table-cell table:style-name="Table5.A1" office:value-type="string">
            <text:p text:style-name="P56">8</text:p>
          </table:table-cell>
          <table:table-cell table:style-name="Table5.A1" office:value-type="string">
            <text:p text:style-name="P56">9</text:p>
          </table:table-cell>
          <table:table-cell table:style-name="Table5.A1" office:value-type="string">
            <text:p text:style-name="P56">10</text:p>
          </table:table-cell>
          <table:table-cell table:style-name="Table5.A1" office:value-type="string">
            <text:p text:style-name="P56">11</text:p>
          </table:table-cell>
          <table:table-cell table:style-name="Table5.A1" office:value-type="string">
            <text:p text:style-name="P58"><text:span text:style-name="T19">12</text:span><text:span text:style-name="T20">1</text:span></text:p>
          </table:table-cell>
        </table:table-row>
        <table:table-row table:style-name="Table5.1">
          <table:table-cell table:style-name="Table5.A2" office:value-type="string">
            <text:p text:style-name="P57">0</text:p>
          </table:table-cell>
          <table:table-cell table:style-name="Table5.A2" office:value-type="string">
            <text:p text:style-name="P57">1</text:p>
          </table:table-cell>
          <table:table-cell table:style-name="Table5.A2" office:value-type="string">
            <text:p text:style-name="P57">2</text:p>
          </table:table-cell>
          <table:table-cell table:style-name="Table5.A2" office:value-type="string">
            <text:p text:style-name="P57">3</text:p>
          </table:table-cell>
          <table:table-cell table:style-name="Table5.A2" office:value-type="string">
            <text:p text:style-name="P57">4</text:p>
          </table:table-cell>
          <table:table-cell table:style-name="Table5.A2" office:value-type="string">
            <text:p text:style-name="P57">5</text:p>
          </table:table-cell>
          <table:table-cell table:style-name="Table5.A2" office:value-type="string">
            <text:p text:style-name="P57">6</text:p>
          </table:table-cell>
          <table:table-cell table:style-name="Table5.A2" office:value-type="string">
            <text:p text:style-name="P57">7</text:p>
          </table:table-cell>
          <table:table-cell table:style-name="Table5.A2" office:value-type="string">
            <text:p text:style-name="P57">8</text:p>
          </table:table-cell>
          <table:table-cell table:style-name="Table5.A2" office:value-type="string">
            <text:p text:style-name="P57">E</text:p>
          </table:table-cell>
          <table:table-cell table:style-name="Table5.A2" office:value-type="string">
            <text:p text:style-name="P57">A</text:p>
          </table:table-cell>
          <table:table-cell table:style-name="Table5.A2" office:value-type="string">
            <text:p text:style-name="P57">U</text:p>
          </table:table-cell>
          <table:table-cell table:style-name="Table5.A2" office:value-type="string">
            <text:p text:style-name="P57">O</text:p>
          </table:table-cell>
        </table:table-row>
      </table:table>
      <text:p text:style-name="P2"/>
      <table:table table:name="Table1" table:style-name="Table1">
        <table:table-column table:style-name="Table1.A" table:number-columns-repeated="8"/>
        <table:table-row table:style-name="Table1.1">
          <table:table-cell table:style-name="Table1.A1" office:value-type="string">
            <text:p text:style-name="P58"><text:span text:style-name="T19">12</text:span><text:span text:style-name="T20">2</text:span></text:p>
          </table:table-cell>
          <table:table-cell table:style-name="Table1.A1" office:value-type="string">
            <text:p text:style-name="P58"><text:span text:style-name="T19">12</text:span><text:span text:style-name="T20">3</text:span></text:p>
          </table:table-cell>
          <table:table-cell table:style-name="Table1.A1" office:value-type="string">
            <text:p text:style-name="P58"><text:span text:style-name="T19">12</text:span><text:span text:style-name="T20">4</text:span></text:p>
          </table:table-cell>
          <table:table-cell table:style-name="Table1.A1" office:value-type="string">
            <text:p text:style-name="P58"><text:span text:style-name="T19">12</text:span><text:span text:style-name="T20">5</text:span></text:p>
          </table:table-cell>
          <table:table-cell table:style-name="Table1.A1" office:value-type="string">
            <text:p text:style-name="P58"><text:span text:style-name="T19">12</text:span><text:span text:style-name="T20">6</text:span></text:p>
          </table:table-cell>
          <table:table-cell table:style-name="Table1.A1" office:value-type="string">
            <text:p text:style-name="P58"><text:span text:style-name="T19">12</text:span><text:span text:style-name="T20">7</text:span></text:p>
          </table:table-cell>
          <table:table-cell table:style-name="Table1.A1" office:value-type="string">
            <text:p text:style-name="P58"><text:span text:style-name="T19">12</text:span><text:span text:style-name="T20">8</text:span></text:p>
          </table:table-cell>
          <table:table-cell table:style-name="Table1.A1" office:value-type="string">
            <text:p text:style-name="P58"><text:span text:style-name="T19">12</text:span><text:span text:style-name="T20">9</text:span></text:p>
          </table:table-cell>
        </table:table-row>
        <table:table-row table:style-name="Table1.1">
          <table:table-cell table:style-name="Table1.A2" office:value-type="string">
            <text:p text:style-name="P57">k</text:p>
          </table:table-cell>
          <table:table-cell table:style-name="Table1.A2" office:value-type="string">
            <text:p text:style-name="P57">n</text:p>
          </table:table-cell>
          <table:table-cell table:style-name="Table1.A2" office:value-type="string">
            <text:p text:style-name="P57">m</text:p>
          </table:table-cell>
          <table:table-cell table:style-name="Table1.A2" office:value-type="string">
            <text:p text:style-name="P57">s</text:p>
          </table:table-cell>
          <table:table-cell table:style-name="Table1.A2" office:value-type="string">
            <text:p text:style-name="P57">j</text:p>
          </table:table-cell>
          <table:table-cell table:style-name="Table1.A2" office:value-type="string">
            <text:p text:style-name="P57">r</text:p>
          </table:table-cell>
          <table:table-cell table:style-name="Table1.A2" office:value-type="string">
            <text:p text:style-name="P57">g</text:p>
          </table:table-cell>
          <table:table-cell table:style-name="Table1.A2" office:value-type="string">
            <text:p text:style-name="P57">l</text:p>
          </table:table-cell>
        </table:table-row>
      </table:table>
      <text:p text:style-name="P1"/>
      <table:table table:name="Table2" table:style-name="Table2">
        <table:table-column table:style-name="Table2.A" table:number-columns-repeated="8"/>
        <table:table-row table:style-name="Table2.1">
          <table:table-cell table:style-name="Table2.A1" office:value-type="string">
            <text:p text:style-name="P58"><text:span text:style-name="T19">12</text:span><text:span text:style-name="T20">10</text:span></text:p>
          </table:table-cell>
          <table:table-cell table:style-name="Table2.A1" office:value-type="string">
            <text:p text:style-name="P58"><text:span text:style-name="T19">12</text:span><text:span text:style-name="T20">11</text:span></text:p>
          </table:table-cell>
          <table:table-cell table:style-name="Table2.A1" office:value-type="string">
            <text:p text:style-name="P58"><text:span text:style-name="T19">12</text:span><text:span text:style-name="T20">12</text:span></text:p>
          </table:table-cell>
          <table:table-cell table:style-name="Table2.A1" office:value-type="string">
            <text:p text:style-name="P58"><text:span text:style-name="T19">12</text:span><text:span text:style-name="T20">13</text:span></text:p>
          </table:table-cell>
          <table:table-cell table:style-name="Table2.A1" office:value-type="string">
            <text:p text:style-name="P58"><text:span text:style-name="T19">12</text:span><text:span text:style-name="T20">14</text:span></text:p>
          </table:table-cell>
          <table:table-cell table:style-name="Table2.A1" office:value-type="string">
            <text:p text:style-name="P58"><text:span text:style-name="T19">12</text:span><text:span text:style-name="T20">15</text:span></text:p>
          </table:table-cell>
          <table:table-cell table:style-name="Table2.A1" office:value-type="string">
            <text:p text:style-name="P58"><text:span text:style-name="T19">12</text:span><text:span text:style-name="T20">16</text:span></text:p>
          </table:table-cell>
          <table:table-cell table:style-name="Table2.A1" office:value-type="string">
            <text:p text:style-name="P58"><text:span text:style-name="T19">12</text:span><text:span text:style-name="T20">17</text:span></text:p>
          </table:table-cell>
        </table:table-row>
        <table:table-row table:style-name="Table2.1">
          <table:table-cell table:style-name="Table2.A2" office:value-type="string">
            <text:p text:style-name="P57">F</text:p>
          </table:table-cell>
          <table:table-cell table:style-name="Table2.A2" office:value-type="string">
            <text:p text:style-name="P57">t</text:p>
          </table:table-cell>
          <table:table-cell table:style-name="Table2.A2" office:value-type="string">
            <text:p text:style-name="P57">D</text:p>
          </table:table-cell>
          <table:table-cell table:style-name="Table2.A2" office:value-type="string">
            <text:p text:style-name="P57">P</text:p>
          </table:table-cell>
          <table:table-cell table:style-name="Table2.A2" office:value-type="string">
            <text:p text:style-name="P57">C</text:p>
          </table:table-cell>
          <table:table-cell table:style-name="Table2.A2" office:value-type="string">
            <text:p text:style-name="P57">H</text:p>
          </table:table-cell>
          <table:table-cell table:style-name="Table2.A2" office:value-type="string">
            <text:p text:style-name="P57">T</text:p>
          </table:table-cell>
          <table:table-cell table:style-name="Table2.A2" office:value-type="string">
            <text:p text:style-name="P57">S</text:p>
          </table:table-cell>
        </table:table-row>
      </table:table>
      <text:p text:style-name="P52"/>
      <table:table table:name="Table3" table:style-name="Table3">
        <table:table-column table:style-name="Table3.A" table:number-columns-repeated="8"/>
        <table:table-row table:style-name="Table3.1">
          <table:table-cell table:style-name="Table3.A1" office:value-type="string">
            <text:p text:style-name="P58"><text:span text:style-name="T19">12</text:span><text:span text:style-name="T20">18</text:span></text:p>
          </table:table-cell>
          <table:table-cell table:style-name="Table3.A1" office:value-type="string">
            <text:p text:style-name="P58"><text:span text:style-name="T19">12</text:span><text:span text:style-name="T20">19</text:span></text:p>
          </table:table-cell>
          <table:table-cell table:style-name="Table3.A1" office:value-type="string">
            <text:p text:style-name="P58"><text:span text:style-name="T19">12</text:span><text:span text:style-name="T20">20</text:span></text:p>
          </table:table-cell>
          <table:table-cell table:style-name="Table3.A1" office:value-type="string">
            <text:p text:style-name="P58"><text:span text:style-name="T19">12</text:span><text:span text:style-name="T20">21</text:span></text:p>
          </table:table-cell>
          <table:table-cell table:style-name="Table3.A1" office:value-type="string">
            <text:p text:style-name="P58"><text:span text:style-name="T19">12</text:span><text:span text:style-name="T20">22</text:span></text:p>
          </table:table-cell>
          <table:table-cell table:style-name="Table3.A1" office:value-type="string">
            <text:p text:style-name="P58"><text:span text:style-name="T19">12</text:span><text:span text:style-name="T20">23</text:span></text:p>
          </table:table-cell>
          <table:table-cell table:style-name="Table3.A1" office:value-type="string">
            <text:p text:style-name="P58"><text:span text:style-name="T19">12</text:span><text:span text:style-name="T20">24</text:span></text:p>
          </table:table-cell>
          <table:table-cell table:style-name="Table3.A1" office:value-type="string">
            <text:p text:style-name="P58"><text:span text:style-name="T19">12</text:span><text:span text:style-name="T20">25</text:span></text:p>
          </table:table-cell>
        </table:table-row>
        <table:table-row table:style-name="Table3.1">
          <table:table-cell table:style-name="Table3.A2" office:value-type="string">
            <text:p text:style-name="P57">B</text:p>
          </table:table-cell>
          <table:table-cell table:style-name="Table3.A2" office:value-type="string">
            <text:p text:style-name="P57">L</text:p>
          </table:table-cell>
          <table:table-cell table:style-name="Table3.A2" office:value-type="string">
            <text:p text:style-name="P57">V</text:p>
          </table:table-cell>
          <table:table-cell table:style-name="Table3.A2" office:value-type="string">
            <text:p text:style-name="P57">z</text:p>
          </table:table-cell>
          <table:table-cell table:style-name="Table3.A2" office:value-type="string">
            <text:p text:style-name="P57">h</text:p>
          </table:table-cell>
          <table:table-cell table:style-name="Table3.A2" office:value-type="string">
            <text:p text:style-name="P57">Z</text:p>
          </table:table-cell>
          <table:table-cell table:style-name="Table3.A2" office:value-type="string">
            <text:p text:style-name="P57">X</text:p>
          </table:table-cell>
          <table:table-cell table:style-name="Table3.A2" office:value-type="string">
            <text:p text:style-name="P57">N</text:p>
          </table:table-cell>
        </table:table-row>
      </table:table>
      <text:p text:style-name="P52"/>
      <text:p text:style-name="P13">If necessary, numbers are marked with the <text:span text:style-name="T26">;</text:span> symbol.</text:p>
      <text:p text:style-name="P1"/>
      <text:p text:style-name="P25"><text:span text:style-name="T10">;</text:span><text:span text:style-name="T7">1cn3</text:span></text:p>
      <text:p text:style-name="P26">;1ccn</text:p>
      <text:p text:style-name="P15"/>
      <text:p text:style-name="P15">“12:37”</text:p>
      <text:p text:style-name="P26">12:37</text:p>
      <text:p text:style-name="P9"/>
      <text:p text:style-name="P13"><text:soft-page-break/><text:span text:style-name="T40">Positional terms like "1st" and modifiers like "double" are formed with the word for position: </text:span><text:span text:style-name="T46">ok</text:span><text:span text:style-name="T40">, a number name, and the ending </text:span><text:span text:style-name="T46">s</text:span><text:span text:style-name="T40">.</text:span></text:p>
      <text:p text:style-name="P11"/>
      <text:p text:style-name="P13"><text:span text:style-name="T40">The word for "double" or "2nd" is </text:span><text:span text:style-name="T47">o</text:span><text:span text:style-name="T46">kYs</text:span><text:span text:style-name="T40">.</text:span></text:p>
      <text:p text:style-name="P9"/>
      <text:p text:style-name="P13"><text:span text:style-name="T40">1,213 = 858</text:span><text:span text:style-name="T49">12</text:span></text:p>
      <text:p text:style-name="P19">#858</text:p>
      <text:p text:style-name="P9">"Eight 'hundred' five 'ten' eight"</text:p>
      <text:p text:style-name="P19">b8nO z5I bi</text:p>
      <text:p text:style-name="P59">Words for Love &amp; Hate</text:p>
      <text:p text:style-name="P46">“Love and Hate”</text:p>
      <text:p text:style-name="P39">w an W</text:p>
      <text:p text:style-name="P41"/>
      <text:p text:style-name="P47"><text:span text:style-name="T5">w, w: </text:span><text:span text:style-name="T32">Love</text:span></text:p>
      <text:p text:style-name="P47"><text:span text:style-name="T5">w, Om: </text:span><text:span text:style-name="T32">Spiritual Love</text:span></text:p>
      <text:p text:style-name="P47"><text:span text:style-name="T5">3, sOm: </text:span><text:span text:style-name="T33">Love of the ideal self</text:span></text:p>
      <text:p text:style-name="P47"><text:span text:style-name="T36">3, hOm: </text:span><text:span text:style-name="T33">Love of community</text:span></text:p>
      <text:p text:style-name="P47"><text:span text:style-name="T36">3, vOem: </text:span><text:span text:style-name="T33">Love of Life/Spirit</text:span></text:p>
      <text:p text:style-name="P47"><text:span text:style-name="T36">3, LxOm: </text:span><text:span text:style-name="T33">Love of God/Soul</text:span></text:p>
      <text:p text:style-name="P47"><text:span text:style-name="T5">w, vO: </text:span><text:span text:style-name="T32">Carnal Love</text:span></text:p>
      <text:p text:style-name="P47"><text:span text:style-name="T5">3, vLU: </text:span><text:span text:style-name="T32">Romantic love</text:span></text:p>
      <text:p text:style-name="P47"><text:span text:style-name="T5">3, arvO: </text:span><text:span text:style-name="T33">Friendship love</text:span></text:p>
      <text:p text:style-name="P47"><text:span text:style-name="T36">3, volo: </text:span><text:span text:style-name="T33">Love of animals</text:span></text:p>
      <text:p text:style-name="P47"><text:span text:style-name="T36">3, vono: </text:span><text:span text:style-name="T33">Love of nature</text:span></text:p>
      <text:p text:style-name="P38"/>
      <text:p text:style-name="P47"><text:span text:style-name="T5">W, W: </text:span><text:span text:style-name="T32">Hate</text:span></text:p>
      <text:p text:style-name="P48"><text:span text:style-name="T5">W, vI: </text:span><text:span text:style-name="T32">Spiritual Hate</text:span></text:p>
      <text:p text:style-name="P48"><text:span text:style-name="T5">W, vIl: </text:span><text:span text:style-name="T32">Hatred of the evil self</text:span></text:p>
      <text:p text:style-name="P48"><text:span text:style-name="T5">W, vIv: </text:span><text:span text:style-name="T32">Hatred of God</text:span></text:p>
      <text:p text:style-name="P48"><text:span text:style-name="T5">W, nIl: </text:span><text:span text:style-name="T32">Hatred of Life</text:span></text:p>
      <text:p text:style-name="P48"><text:span text:style-name="T5">W, hIv: </text:span><text:span text:style-name="T32">Hatred of community</text:span></text:p>
      <text:p text:style-name="P47"><text:span text:style-name="T5">W, Im: </text:span><text:span text:style-name="T32">Carnal Hate</text:span></text:p>
      <text:p text:style-name="P47"><text:soft-page-break/><text:span text:style-name="T5">W, slIm: </text:span><text:span text:style-name="T32">Hatred of Love</text:span></text:p>
      <text:p text:style-name="P47"><text:span text:style-name="T5">W, slIm: </text:span><text:span text:style-name="T32">Betrayal</text:span></text:p>
      <text:p text:style-name="P47"><text:span text:style-name="T5">W, slIm: </text:span><text:span text:style-name="T32">Betrayal</text:span></text:p>
      <text:p text:style-name="P47"><text:span text:style-name="T5">W, slIm: </text:span><text:span text:style-name="T32">Betrayal</text:span></text:p>
      <text:p text:style-name="P59">Examples</text:p>
      <text:p text:style-name="P35">Aono and Ecssiah</text:p>
      <text:p text:style-name="P37">AOno an ekssEo</text:p>
      <text:p text:style-name="P43"/>
      <text:p text:style-name="P43">Good and Evil</text:p>
      <text:p text:style-name="P37">AOn an gW</text:p>
      <text:p text:style-name="P43"/>
      <text:p text:style-name="P42">Beginning and Ending</text:p>
      <text:p text:style-name="P49"><text:span text:style-name="T3">o</text:span><text:span text:style-name="T3">k</text:span><text:span text:style-name="T3"> </text:span><text:span text:style-name="T3">a</text:span><text:span text:style-name="T3">n </text:span><text:span text:style-name="T3">ks</text:span><text:span text:style-name="T3">o</text:span></text:p>
      <text:p text:style-name="P42"/>
      <text:p text:style-name="P44"><text:span text:style-name="T39">Female</text:span> and <text:span text:style-name="T39">Male</text:span></text:p>
      <text:p text:style-name="P49"><text:span text:style-name="T12">ne</text:span><text:span text:style-name="T12">W</text:span><text:span text:style-name="T12">s an sOen</text:span></text:p>
      <text:p text:style-name="P36"/>
      <text:p text:style-name="P44">Spirit and Soul</text:p>
      <text:p text:style-name="P30">sun an Aden</text:p>
      <text:p text:style-name="P43"/>
      <text:p text:style-name="P44">Just </text:p>
      <text:p text:style-name="P50">Ion</text:p>
      <text:p text:style-name="P44"/>
      <text:p text:style-name="P44">Justice</text:p>
      <text:p text:style-name="P31">Iono</text:p>
      <text:p text:style-name="P44"/>
      <text:p text:style-name="P44">Good</text:p>
      <text:p text:style-name="P31">Aon</text:p>
      <text:p text:style-name="P44"/>
      <text:p text:style-name="P44">Peace</text:p>
      <text:p text:style-name="P40"><text:soft-page-break/><text:span text:style-name="T1">I</text:span><text:span text:style-name="T1">on</text:span><text:span text:style-name="T1">u</text:span></text:p>
      <text:p text:style-name="P44"/>
      <text:p text:style-name="P44">Happiness</text:p>
      <text:p text:style-name="P50">AOno</text:p>
      <text:p text:style-name="P44"/>
      <text:p text:style-name="P44">Jarl</text:p>
      <text:p text:style-name="P49"><text:span text:style-name="T3">E</text:span><text:span text:style-name="T3">orul</text:span></text:p>
      <text:p text:style-name="P43"/>
      <text:p text:style-name="P43">Hierarchy, pyramid</text:p>
      <text:p text:style-name="P30">kroWn</text:p>
      <text:p text:style-name="P43"/>
      <text:p text:style-name="P44">"We own the night."</text:p>
      <text:p text:style-name="P31">&lt;sU brAs tEO tu.&gt;</text:p>
      <text:p text:style-name="P45"/>
      <text:p text:style-name="P45">"We own nights."</text:p>
      <text:p text:style-name="P49"><text:span text:style-name="T2">&lt;s</text:span><text:span text:style-name="T34">U</text:span><text:span text:style-name="T2"> brAs tEO </text:span><text:span text:style-name="T16">etu</text:span><text:span text:style-name="T2">.&gt;</text:span></text:p>
      <text:p text:style-name="P45"/>
      <text:p text:style-name="P45">"Nights, we own."</text:p>
      <text:p text:style-name="P49"><text:span text:style-name="T2">&lt;teO etu li s</text:span><text:span text:style-name="T34">U</text:span><text:span text:style-name="T2"> brAs.&gt;</text:span></text:p>
      <text:p text:style-name="P49"><text:span text:style-name="T2">&lt;teO li etu s</text:span><text:span text:style-name="T34">U</text:span><text:span text:style-name="T2"> brAs.&gt;</text:span></text:p>
      <text:p text:style-name="P45"/>
      <text:p text:style-name="P45">"They wrote the document."</text:p>
      <text:p text:style-name="P51"><text:span text:style-name="T40">&lt;s</text:span><text:span text:style-name="T38">U</text:span><text:span text:style-name="T40">nu Ocr</text:span><text:span text:style-name="T38">U</text:span><text:span text:style-name="T40">s pasen tru.&gt;</text:span></text:p>
      <text:p text:style-name="P45"/>
      <text:p text:style-name="P44">"I will write the document."</text:p>
      <text:p text:style-name="P49"><text:span text:style-name="T3">&lt;k</text:span><text:span text:style-name="T3">rUso pasen tru.&gt;</text:span></text:p>
      <text:p text:style-name="P44"/>
      <text:p text:style-name="P44">Literal: "Their document has zero principles."</text:p>
      <text:p text:style-name="P44">Natural: "Their document has no principles."</text:p>
      <text:p text:style-name="P49"><text:soft-page-break/><text:span text:style-name="T3">&lt;pasen s</text:span><text:span text:style-name="T35">U</text:span><text:span text:style-name="T3">nu es avum lo</text:span><text:span text:style-name="T3">k</text:span><text:span text:style-name="T3">us o tum.&gt;</text:span></text:p>
      <text:p text:style-name="P34"/>
      <text:p text:style-name="P44">"Our document has good principles."</text:p>
      <text:p text:style-name="P39"><text:span text:style-name="T42">&lt;pasen s</text:span><text:span text:style-name="T37">U</text:span><text:span text:style-name="T42"> es avum locus aon tum.&gt;</text:span></text:p>
      <text:p text:style-name="P44"/>
      <text:p text:style-name="P46">"I began at the beginning."</text:p>
      <text:p text:style-name="P49"><text:span text:style-name="T5">&lt;O</text:span><text:span text:style-name="T5">k</text:span><text:span text:style-name="T36">O</text:span><text:span text:style-name="T5">s o</text:span><text:span text:style-name="T5">k</text:span><text:span text:style-name="T36">O</text:span><text:span text:style-name="T5">s dos tru.&gt;</text:span></text:p>
      <text:p text:style-name="P46"/>
      <text:p text:style-name="P46">"I will end at the ending."</text:p>
      <text:p text:style-name="P39"><text:span text:style-name="T31">&lt;o</text:span><text:span text:style-name="T31">k</text:span><text:span text:style-name="T31">moso o</text:span><text:span text:style-name="T31">k</text:span><text:span text:style-name="T31">mos dos tru.&gt;</text:span></text:p>
      <text:p text:style-name="P46"/>
      <text:p text:style-name="P46">"Are you writing a document?"</text:p>
      <text:p text:style-name="P49"><text:span text:style-name="T5">&lt;?ton </text:span><text:span text:style-name="T5">k</text:span><text:span text:style-name="T5">r</text:span><text:span text:style-name="T36">U</text:span><text:span text:style-name="T5">s mul pasen tru.&gt;</text:span></text:p>
      <text:p text:style-name="P46"/>
      <text:p text:style-name="P46">"Yes, I am writing a document."</text:p>
      <text:p text:style-name="P49"><text:span text:style-name="T5">&lt;Z</text:span><text:span text:style-name="T5">u, </text:span><text:span text:style-name="T5">k</text:span><text:span text:style-name="T5">r</text:span><text:span text:style-name="T36">U</text:span><text:span text:style-name="T5">s mul pasen tru.&gt;</text:span></text:p>
      <text:p text:style-name="P46"/>
      <text:p text:style-name="P46">"He/She has good intentions."</text:p>
      <text:p text:style-name="P49"><text:span text:style-name="T5">&lt;sonu avum </text:span><text:span text:style-name="T5">W</text:span><text:span text:style-name="T5">tos aon </text:span><text:span text:style-name="T36">etru</text:span><text:span text:style-name="T5">.&gt;</text:span></text:p>
      <text:p text:style-name="P46"/>
      <text:p text:style-name="P46">"Are those people evil?"</text:p>
      <text:p text:style-name="P49"><text:span text:style-name="T5">&lt;?sE s</text:span><text:span text:style-name="T36">U</text:span><text:span text:style-name="T5">n</text:span><text:span text:style-name="T5">u</text:span><text:span text:style-name="T5"> g</text:span><text:span text:style-name="T36">W</text:span><text:span text:style-name="T5">.&gt;</text:span></text:p>
      <text:p text:style-name="P46"/>
      <text:p text:style-name="P46"><text:soft-page-break/>"No, these people are good."</text:p>
      <text:p text:style-name="P49"><text:span text:style-name="T5">&lt;Zo, sE s</text:span><text:span text:style-name="T36">U</text:span><text:span text:style-name="T5">nu a</text:span><text:span text:style-name="T5">O</text:span><text:span text:style-name="T5">n.&gt;</text:span></text:p>
      <text:p text:style-name="P46"/>
      <text:p text:style-name="P46">"I will stress the principles."</text:p>
      <text:p text:style-name="P49"><text:span text:style-name="T5">&lt;zIfo lokus </text:span><text:span text:style-name="T36">etru</text:span><text:span text:style-name="T5">.&gt;</text:span></text:p>
      <text:p text:style-name="P32"/>
      <text:p text:style-name="P51">{Zbq} qgS (RwtO) [fHd] iJk ;eVxv Lp tY a (n) Iy VJ b(WF) 7hR {oZ} z! NwMm, oFp p xXJ{qA} tYl cD {uV} j Ks!</text:p>
      <text:p text:style-name="P51"/>
      <text:p text:style-name="P51"/>
      <text:p text:style-name="P51">5+8=11</text:p>
      <text:p text:style-name="P51"/>
      <text:p text:style-name="P51">17-9=11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1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3-12-05T20:15:28</dc:date>
    <meta:editing-duration>P3DT2H30M56S</meta:editing-duration>
    <meta:editing-cycles>450</meta:editing-cycles>
    <meta:generator>OpenOffice/4.1.14$Unix OpenOffice.org_project/4114m1$Build-9811</meta:generator>
    <dc:creator>Michael Chapman</dc:creator>
    <meta:document-statistic meta:table-count="5" meta:image-count="0" meta:object-count="0" meta:page-count="13" meta:paragraph-count="329" meta:word-count="963" meta:character-count="4545"/>
  </office:meta>
</office:document-meta>
</file>